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fo:min-height="1.75cm"/>
    </style:style>
    <style:style style:name="gr2" style:family="graphic" style:parent-style-name="standard">
      <style:graphic-properties draw:stroke="none" svg:stroke-color="#000000" draw:fill="none" draw:fill-color="#ffffff" fo:min-height="12.25cm"/>
    </style:style>
    <style:style style:name="gr3" style:family="graphic" style:parent-style-name="standard">
      <style:graphic-properties draw:fill="solid" draw:fill-color="#00ff00"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start="Arrow" draw:marker-start-width="0.3cm" draw:marker-end="Arrow" draw:marker-end-width="0.3cm" draw:textarea-horizontal-align="center" draw:textarea-vertical-align="middle"/>
    </style:style>
    <style:style style:name="gr6" style:family="graphic" style:parent-style-name="standard">
      <style:graphic-properties draw:fill="solid" draw:fill-color="#ff3366" draw:textarea-horizontal-align="center" draw:textarea-vertical-align="middle"/>
    </style:style>
    <style:style style:name="gr7" style:family="graphic" style:parent-style-name="standard">
      <style:graphic-properties draw:textarea-horizontal-align="left" draw:textarea-vertical-align="top"/>
    </style:style>
    <style:style style:name="gr8" style:family="graphic" style:parent-style-name="standard">
      <style:graphic-properties draw:fill="solid" draw:fill-color="#ffff00" draw:textarea-horizontal-align="left" draw:textarea-vertical-align="top"/>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fill="solid" draw:fill-color="#ff00ff" draw:textarea-horizontal-align="center" draw:textarea-vertical-align="middle"/>
    </style:style>
    <style:style style:name="gr11"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center" fo:text-indent="0cm"/>
    </style:style>
    <style:style style:name="P4" style:family="paragraph">
      <style:paragraph-properties fo:text-align="center"/>
      <style:text-properties fo:font-size="10pt" style:font-size-asian="10pt" style:font-size-complex="10pt"/>
    </style:style>
    <style:style style:name="P5" style:family="paragraph">
      <style:paragraph-properties fo:margin-left="0cm" fo:margin-right="0cm" fo:text-align="center" fo:text-indent="0cm"/>
      <style:text-properties fo:font-size="16pt" style:font-size-asian="16pt" style:font-size-complex="16pt"/>
    </style:style>
    <style:style style:name="P6" style:family="paragraph">
      <style:paragraph-properties fo:margin-left="0cm" fo:margin-right="0cm" fo:text-align="center" fo:text-indent="0cm"/>
      <style:text-properties fo:font-size="10pt" style:font-size-asian="10pt" style:font-size-complex="10pt"/>
    </style:style>
    <style:style style:name="P7" style:family="paragraph">
      <style:paragraph-properties fo:margin-left="0cm" fo:margin-right="0cm" fo:text-indent="0cm"/>
      <style:text-properties fo:font-size="18pt"/>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6pt" style:font-size-asian="16pt" style:font-size-complex="16pt"/>
    </style:style>
    <style:style style:name="T5" style:family="text">
      <style:text-properties fo:font-size="18pt"/>
    </style:style>
    <style:style style:name="T6" style:family="text">
      <style:text-properties fo:color="#008000" fo:font-family="'DejaVu Sans Mono'" style:font-family-generic="swiss" style:font-pitch="fixed" fo:font-size="10pt" style:font-size-asian="10pt" style:font-size-complex="10pt"/>
    </style:style>
    <style:style style:name="T7" style:family="text">
      <style:text-properties style:use-window-font-color="true" fo:font-family="'Liberation Sans'" style:font-family-generic="swiss" style:font-pitch="variable" fo:font-size="10pt" style:font-size-asian="10pt" style:font-size-complex="10pt"/>
    </style:style>
    <style:style style:name="T8" style:family="text">
      <style:text-properties fo:color="#000000" fo:font-family="'Liberation Sans'"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25.94cm" svg:height="2.144cm" svg:x="1cm" svg:y="1cm">
          <draw:text-box>
            <text:p text:style-name="P1">Overall system architecture :</text:p>
            <text:p text:style-name="P1"><text:span text:style-name="T1">The following diagram represents the basic logical structure of the caisi system and how it communicates with other components. The diagram below shows the CaisiIntegrator as a component, not necessarily as a server. The purpose of this discussion is to evaluate the different possibilities of the locations of these components and their ramifications.</text:span></text:p>
          </draw:text-box>
        </draw:frame>
        <draw:frame draw:style-name="gr2" draw:text-style-name="P1" draw:layer="layout" svg:width="25.94cm" svg:height="13.647cm" svg:x="1cm" svg:y="8cm">
          <draw:text-box>
            <text:p text:style-name="P1"><text:span text:style-name="T1">It is important to note that in the above scenarios, not much more code has to be written either way. A code component must be written to communicate with all the different service providers, and a code component must be written to translate that into native oscar/caisi data structures.</text:span></text:p>
            <text:p text:style-name="P1"><text:span text:style-name="T1"/></text:p>
            <text:p text:style-name="P1"><text:span text:style-name="T1">In scenario A, <text:s/>we have the CaisiIntegrator running as a separate server. Communications between OscarCaisi is to the CaisiIntegrator only and it is the responsibility of the CaisiIntegrator to communicate with the other components. </text:span></text:p>
            <text:p text:style-name="P1"><text:span text:style-name="T1"/></text:p>
            <text:p text:style-name="P1"><text:span text:style-name="T1">The disadvantage of A is that we add an extra networking communications path, i.e. OscarCaisi -&gt; CiasiIntegrator is over the WAN. This means the CaisiIntegrator now becomes a single point of failure. Failure can happen both due to server failure or network failure between OscarCaisi and CaisiIntegrator. It also means that on a per-request benchmark, the latency may be slower as it requires 2 network hops as an example, OscarCaisi -&gt; CaisIntegrator -&gt; HNR. From a maintenance point of view, it means we need a CaisiIntegrator machine and we need to maintain it and monitor it. From a reliability point of view B is better as there's no single point of failure on the network.</text:span></text:p>
            <text:p text:style-name="P1"><text:span text:style-name="T1"/></text:p>
            <text:p text:style-name="P1"><text:span text:style-name="T2">The advantages of A is the ability to cache and or queue data and maintainability in terms of changes from the external datasources. As an example if the HNR was a flakey slow beast with an intermittent internet connection, we could retrieve the whole HNR regularly and return only cached results to OscarCaisi, this means we would also alleviate the 2 network hop latency. We can also Queue out going requests on the CaisiIntegrator which means the HNR would get updated “eventually” when their flakey connection works. The argument could be made for caching and queuing on B which would be partially correct, however it means the over head of a queue would be burdened upon each OscarCaisi installation and the cache would not be as affective and would also increase the burden on the OscarCaisi installations. Another advantage of A is that upon some configuration only changes to the data sources – such as if HNR changes it's DNS from hnr.on.ca to hnr.gov.ca, we can change it in one place and have it “work” for everyone where as in B, we would have to change every single OscarCaisi configuration. There is also a minor case to be made about debugging too, when some one complains that their HNR isn't working properly, we can be fairly sure it's broken for everyone and we would then have a place to check it and we could simply add a test-OscarCaisi system to communicate with the OscarCaisi instance where in B it maybe a configuration problem on that one machine and we would have to work with the actual machine instance itself to determine the problem.</text:span></text:p>
            <text:p text:style-name="P1"><text:span text:style-name="T2"/></text:p>
            <text:p text:style-name="P1"><text:span text:style-name="T2">Note that if we cache data in the CaisiIntegrator, we may still need to send data retrieval notifications to the underlying service provider so they can log who accessed the data (for privacy auditing functionality).</text:span></text:p>
            <text:p text:style-name="P1"><text:span text:style-name="T2"/></text:p>
            <text:p text:style-name="P1"><text:span text:style-name="T3">Summary</text:span></text:p>
            <text:p text:style-name="P1"><text:span text:style-name="T3">B </text:span><text:span text:style-name="T2">is cheaper cost for equipment and hosting, simpler to code, more reliable communications, and faster on non-cachable nor queueable data.</text:span></text:p>
            <text:p text:style-name="P1"><text:span text:style-name="T3">A </text:span><text:span text:style-name="T2">is easier (and possibly cheaper) to maintain as a wholistic system and allows better leveraging for cachable and queueable data, and allows cheaper/less OscarCaisi machine HW requirements.</text:span></text:p>
            <text:p text:style-name="P1"><text:span text:style-name="T2"/></text:p>
            <text:p text:style-name="P1"><text:span text:style-name="T3">Recommendation</text:span></text:p>
            <text:p text:style-name="P1"><text:span text:style-name="T2">My recommendation is to go with option A as the cost of maintenance over the long run will be the ultimate cost of this project. The rest of this document will assume design A.</text:span></text:p>
          </draw:text-box>
        </draw:frame>
        <draw:g>
          <draw:rect draw:style-name="gr3" draw:text-style-name="P2" draw:layer="layout" svg:width="10cm" svg:height="3.965cm" svg:x="2cm" svg:y="3.785cm">
            <text:p/>
          </draw:rect>
          <draw:rect draw:style-name="gr4" draw:text-style-name="P4" draw:id="id1" draw:layer="layout" svg:width="2cm" svg:height="0.5cm" svg:x="4.25cm" svg:y="7cm">
            <text:p text:style-name="P3"><text:span text:style-name="T1">OscarCaisi</text:span></text:p>
          </draw:rect>
          <draw:rect draw:style-name="gr4" draw:text-style-name="P4" draw:id="id2" draw:layer="layout" svg:width="3.5cm" svg:height="0.5cm" svg:x="5.25cm" svg:y="5.75cm">
            <text:p text:style-name="P3"><text:span text:style-name="T1">CaisiIntegrator</text:span></text:p>
          </draw:rect>
          <draw:rect draw:style-name="gr4" draw:text-style-name="P4" draw:id="id4" draw:layer="layout" svg:width="1.75cm" svg:height="0.5cm" svg:x="2.5cm" svg:y="4cm">
            <text:p text:style-name="P3"><text:span text:style-name="T1">HNR</text:span></text:p>
          </draw:rect>
          <draw:rect draw:style-name="gr4" draw:text-style-name="P4" draw:id="id5" draw:layer="layout" svg:width="2cm" svg:height="0.5cm" svg:x="4.75cm" svg:y="4cm">
            <text:p text:style-name="P3"><text:span text:style-name="T1">Infoway</text:span></text:p>
          </draw:rect>
          <draw:rect draw:style-name="gr4" draw:text-style-name="P4" draw:id="id6" draw:layer="layout" svg:width="1.52cm" svg:height="0.5cm" svg:x="7.23cm" svg:y="4cm">
            <text:p text:style-name="P3"><text:span text:style-name="T1">UHN</text:span></text:p>
          </draw:rect>
          <draw:rect draw:style-name="gr4" draw:text-style-name="P4" draw:id="id7" draw:layer="layout" svg:width="2.54cm" svg:height="0.5cm" svg:x="9.21cm" svg:y="4cm">
            <text:p text:style-name="P3"><text:span text:style-name="T1">CaisiCache</text:span></text:p>
          </draw:rect>
          <draw:rect draw:style-name="gr4" draw:text-style-name="P4" draw:id="id3" draw:layer="layout" svg:width="2cm" svg:height="0.5cm" svg:x="7.5cm" svg:y="7cm">
            <text:p text:style-name="P3"><text:span text:style-name="T1">OscarCaisi</text:span></text:p>
          </draw:rect>
          <draw:connector draw:style-name="gr5" draw:text-style-name="P2" draw:layer="layout" draw:type="line" svg:x1="5.25cm" svg:y1="7cm" svg:x2="7cm" svg:y2="6.25cm" draw:start-shape="id1" draw:start-glue-point="0" draw:end-shape="id2" draw:end-glue-point="2" svg:d="m5250 7000 1750-750">
            <text:p/>
          </draw:connector>
          <draw:connector draw:style-name="gr5" draw:text-style-name="P2" draw:layer="layout" draw:type="line" svg:x1="8.5cm" svg:y1="7cm" svg:x2="7cm" svg:y2="6.25cm" draw:start-shape="id3" draw:start-glue-point="0" draw:end-shape="id2" draw:end-glue-point="2" svg:d="m8500 7000-1500-750">
            <text:p/>
          </draw:connector>
          <draw:connector draw:style-name="gr5" draw:text-style-name="P2" draw:layer="layout" draw:type="line" svg:x1="7cm" svg:y1="5.75cm" svg:x2="3.375cm" svg:y2="4.5cm" draw:start-shape="id2" draw:start-glue-point="0" draw:end-shape="id4" draw:end-glue-point="2" svg:d="m7000 5750-3625-1250">
            <text:p/>
          </draw:connector>
          <draw:connector draw:style-name="gr5" draw:text-style-name="P2" draw:layer="layout" draw:type="line" svg:x1="7cm" svg:y1="5.75cm" svg:x2="5.75cm" svg:y2="4.5cm" draw:start-shape="id2" draw:start-glue-point="0" draw:end-shape="id5" draw:end-glue-point="2" svg:d="m7000 5750-1250-1250">
            <text:p/>
          </draw:connector>
          <draw:connector draw:style-name="gr5" draw:text-style-name="P2" draw:layer="layout" draw:type="line" svg:x1="7cm" svg:y1="5.75cm" svg:x2="7.99cm" svg:y2="4.5cm" draw:start-shape="id2" draw:start-glue-point="0" draw:end-shape="id6" draw:end-glue-point="2" svg:d="m7000 5750 990-1250">
            <text:p/>
          </draw:connector>
          <draw:connector draw:style-name="gr5" draw:text-style-name="P2" draw:layer="layout" draw:type="line" svg:x1="7cm" svg:y1="5.75cm" svg:x2="10.48cm" svg:y2="4.5cm" draw:start-shape="id2" draw:start-glue-point="0" draw:end-shape="id7" draw:end-glue-point="2" svg:d="m7000 5750 3480-1250">
            <text:p/>
          </draw:connector>
          <draw:rect draw:style-name="gr6" draw:text-style-name="P5" draw:layer="layout" svg:width="10cm" svg:height="0.5cm" svg:x="2cm" svg:y="3.25cm">
            <text:p text:style-name="P3"><text:span text:style-name="T4">A</text:span></text:p>
          </draw:rect>
        </draw:g>
        <draw:g>
          <draw:rect draw:style-name="gr3" draw:text-style-name="P2" draw:layer="layout" svg:width="10cm" svg:height="3.965cm" svg:x="14.5cm" svg:y="3.785cm">
            <text:p/>
          </draw:rect>
          <draw:rect draw:style-name="gr4" draw:text-style-name="P4" draw:layer="layout" svg:width="3.5cm" svg:height="0.5cm" svg:x="16cm" svg:y="7cm">
            <text:p text:style-name="P3"><text:span text:style-name="T1">OscarCaisi</text:span></text:p>
          </draw:rect>
          <draw:rect draw:style-name="gr4" draw:text-style-name="P4" draw:id="id8" draw:layer="layout" svg:width="3.5cm" svg:height="0.5cm" svg:x="16cm" svg:y="6.5cm">
            <text:p text:style-name="P3"><text:span text:style-name="T1">CaisiIntegrator</text:span></text:p>
          </draw:rect>
          <draw:rect draw:style-name="gr4" draw:text-style-name="P4" draw:id="id9" draw:layer="layout" svg:width="1.75cm" svg:height="0.5cm" svg:x="15cm" svg:y="4cm">
            <text:p text:style-name="P3"><text:span text:style-name="T1">HNR</text:span></text:p>
          </draw:rect>
          <draw:rect draw:style-name="gr4" draw:text-style-name="P4" draw:id="id10" draw:layer="layout" svg:width="2cm" svg:height="0.5cm" svg:x="17.25cm" svg:y="4cm">
            <text:p text:style-name="P3"><text:span text:style-name="T1">Infoway</text:span></text:p>
          </draw:rect>
          <draw:rect draw:style-name="gr4" draw:text-style-name="P4" draw:id="id11" draw:layer="layout" svg:width="1.52cm" svg:height="0.5cm" svg:x="19.73cm" svg:y="4cm">
            <text:p text:style-name="P3"><text:span text:style-name="T1">UHN</text:span></text:p>
          </draw:rect>
          <draw:rect draw:style-name="gr4" draw:text-style-name="P4" draw:id="id12" draw:layer="layout" svg:width="2.54cm" svg:height="0.5cm" svg:x="21.71cm" svg:y="4cm">
            <text:p text:style-name="P3"><text:span text:style-name="T1">CaisiCache</text:span></text:p>
          </draw:rect>
          <draw:connector draw:style-name="gr5" draw:text-style-name="P2" draw:layer="layout" draw:type="line" svg:x1="17.75cm" svg:y1="6.5cm" svg:x2="15.875cm" svg:y2="4.5cm" draw:start-shape="id8" draw:start-glue-point="0" draw:end-shape="id9" draw:end-glue-point="2" svg:d="m17750 6500-1875-2000">
            <text:p/>
          </draw:connector>
          <draw:connector draw:style-name="gr5" draw:text-style-name="P2" draw:layer="layout" draw:type="line" svg:x1="17.75cm" svg:y1="6.5cm" svg:x2="18.25cm" svg:y2="4.5cm" draw:start-shape="id8" draw:start-glue-point="0" draw:end-shape="id10" draw:end-glue-point="2" svg:d="m17750 6500 500-2000">
            <text:p/>
          </draw:connector>
          <draw:connector draw:style-name="gr5" draw:text-style-name="P2" draw:layer="layout" draw:type="line" svg:x1="17.75cm" svg:y1="6.5cm" svg:x2="20.49cm" svg:y2="4.5cm" draw:start-shape="id8" draw:start-glue-point="0" draw:end-shape="id11" draw:end-glue-point="2" svg:d="m17750 6500 2740-2000">
            <text:p/>
          </draw:connector>
          <draw:connector draw:style-name="gr5" draw:text-style-name="P2" draw:layer="layout" draw:type="line" svg:x1="17.75cm" svg:y1="6.5cm" svg:x2="22.98cm" svg:y2="4.5cm" draw:start-shape="id8" draw:start-glue-point="0" draw:end-shape="id12" draw:end-glue-point="2" svg:d="m17750 6500 5230-2000">
            <text:p/>
          </draw:connector>
          <draw:rect draw:style-name="gr6" draw:text-style-name="P5" draw:layer="layout" svg:width="10cm" svg:height="0.5cm" svg:x="14.5cm" svg:y="3.25cm">
            <text:p text:style-name="P3"><text:span text:style-name="T4">B</text:span></text:p>
          </draw:rect>
          <draw:rect draw:style-name="gr4" draw:text-style-name="P4" draw:layer="layout" svg:width="3.5cm" svg:height="0.5cm" svg:x="20cm" svg:y="7cm">
            <text:p text:style-name="P3"><text:span text:style-name="T1">OscarCaisi</text:span></text:p>
          </draw:rect>
          <draw:rect draw:style-name="gr4" draw:text-style-name="P4" draw:id="id13" draw:layer="layout" svg:width="3.5cm" svg:height="0.5cm" svg:x="20cm" svg:y="6.5cm">
            <text:p text:style-name="P3"><text:span text:style-name="T1">CaisiIntegrator</text:span></text:p>
          </draw:rect>
          <draw:connector draw:style-name="gr5" draw:text-style-name="P2" draw:layer="layout" draw:type="line" svg:x1="21.75cm" svg:y1="6.5cm" svg:x2="15.875cm" svg:y2="4.5cm" draw:start-shape="id13" draw:start-glue-point="0" draw:end-shape="id9" draw:end-glue-point="2" svg:d="m21750 6500-5875-2000">
            <text:p/>
          </draw:connector>
          <draw:connector draw:style-name="gr5" draw:text-style-name="P2" draw:layer="layout" draw:type="line" svg:x1="21.75cm" svg:y1="6.5cm" svg:x2="18.25cm" svg:y2="4.5cm" draw:start-shape="id13" draw:start-glue-point="0" draw:end-shape="id10" draw:end-glue-point="2" svg:d="m21750 6500-3500-2000">
            <text:p/>
          </draw:connector>
          <draw:connector draw:style-name="gr5" draw:text-style-name="P2" draw:layer="layout" draw:type="line" svg:x1="21.75cm" svg:y1="6.5cm" svg:x2="20.49cm" svg:y2="4.5cm" draw:start-shape="id13" draw:start-glue-point="0" draw:end-shape="id11" draw:end-glue-point="2" svg:d="m21750 6500-1260-2000">
            <text:p/>
          </draw:connector>
          <draw:connector draw:style-name="gr5" draw:text-style-name="P2" draw:layer="layout" draw:type="line" svg:x1="21.75cm" svg:y1="6.5cm" svg:x2="22.98cm" svg:y2="4.5cm" draw:start-shape="id13" draw:start-glue-point="0" draw:end-shape="id12" draw:end-glue-point="2" svg:d="m21750 6500 1230-2000">
            <text:p/>
          </draw:connector>
        </draw:g>
      </draw:page>
      <draw:page draw:name="page2" draw:style-name="dp1" draw:master-page-name="Default">
        <office:forms form:automatic-focus="false" form:apply-design-mode="false"/>
        <draw:frame draw:style-name="gr1" draw:text-style-name="P1" draw:layer="layout" svg:width="25.94cm" svg:height="6.872cm" svg:x="1cm" svg:y="1cm">
          <draw:text-box>
            <text:p text:style-name="P1">Caisi Integrator system architecture :</text:p>
            <text:p text:style-name="P1"><text:span text:style-name="T1">The purpose of the CaisiIntegrator (given the previous overall architecture) is to be a single point of configuration and translation between different data sources. The CaisiIntegrator can optionally queue and cache incoming and out going data to enhance performance and scalability although it is not a requirement.</text:span></text:p>
            <text:p text:style-name="P1"><text:span text:style-name="T1"/></text:p>
            <text:p text:style-name="P1"><text:span text:style-name="T1">The CaisiIntegrator should be considered a thin / simple web service layer. It should translate Caisi requests and data into the native request and data format of the data sources and then pass the request along. It should not perform any real business logic. Basic authentication is provided to the individual data sources as part of the CaisiIntegrator web service framework. (There are some exceptions to this being our own data sources, i.e. CaisiCache and HNR, we might embed some logic into here just because we're lazy and don't really want to install and write the CaisiCache and HNR as a web service for the Caisi Integrator to communicate with, we'll just write them as embedded components.)</text:span></text:p>
            <text:p text:style-name="P1"><text:span text:style-name="T1"/></text:p>
            <text:p text:style-name="P1"><text:span text:style-name="T1">Each data source should for the most part be agnostic about each other. Each data source and their respective code and their respective web service needs to be self contained. So as an example the HNR may have it's own database or datastorage, it should not use the CaisiCache's data store.</text:span></text:p>
            <text:p text:style-name="P1"><text:span text:style-name="T1"/></text:p>
            <text:p text:style-name="P1"><text:span text:style-name="T1">For web service methods sending data from Caisi to the Caisi Integrator, there should be some basic method such as “setDemographicData”, those generic set methods should have listeners available so each data source like HNR and CaisiCache can listen for updated information and store the data as per their needs. For web service method retrieving data to Caisi from the Caisi Integrator, these calls will have to be specific to the service provider.</text:span></text:p>
          </draw:text-box>
        </draw:frame>
        <draw:g>
          <draw:g>
            <draw:rect draw:style-name="gr3" draw:text-style-name="P2" draw:layer="layout" svg:width="12.5cm" svg:height="5.75cm" svg:x="1.25cm" svg:y="9cm">
              <text:p/>
            </draw:rect>
            <draw:rect draw:style-name="gr7" draw:text-style-name="P6" draw:id="id16" draw:layer="layout" svg:width="9cm" svg:height="1.5cm" svg:x="3cm" svg:y="10.25cm">
              <text:p text:style-name="P3"><text:span text:style-name="T1">CaisiIntegrator</text:span></text:p>
            </draw:rect>
            <draw:rect draw:style-name="gr4" draw:text-style-name="P4" draw:id="id15" draw:layer="layout" svg:width="2.25cm" svg:height="0.75cm" svg:x="1.5cm" svg:y="13.75cm">
              <text:p text:style-name="P3"><text:span text:style-name="T1">HNR</text:span></text:p>
            </draw:rect>
            <draw:rect draw:style-name="gr4" draw:text-style-name="P4" draw:id="id18" draw:layer="layout" svg:width="2.25cm" svg:height="0.75cm" svg:x="8.5cm" svg:y="13.75cm">
              <text:p text:style-name="P3"><text:span text:style-name="T1">Infoway</text:span></text:p>
            </draw:rect>
            <draw:rect draw:style-name="gr4" draw:text-style-name="P4" draw:id="id19" draw:layer="layout" svg:width="2cm" svg:height="0.75cm" svg:x="11.5cm" svg:y="13.75cm">
              <text:p text:style-name="P3"><text:span text:style-name="T1">UHN</text:span></text:p>
            </draw:rect>
            <draw:rect draw:style-name="gr4" draw:text-style-name="P4" draw:id="id17" draw:layer="layout" svg:width="3.25cm" svg:height="0.75cm" svg:x="4.5cm" svg:y="13.75cm">
              <text:p text:style-name="P3"><text:span text:style-name="T1">CaisiCache</text:span></text:p>
            </draw:rect>
            <draw:rect draw:style-name="gr8" draw:text-style-name="P6" draw:id="id14" draw:layer="layout" svg:width="5.75cm" svg:height="1.25cm" svg:x="6.25cm" svg:y="10.25cm">
              <text:p text:style-name="P3"><text:span text:style-name="T1">WebService</text:span></text:p>
            </draw:rect>
            <draw:connector draw:style-name="gr9" draw:text-style-name="P2" draw:layer="layout" draw:type="line" svg:x1="9.125cm" svg:y1="10.25cm" svg:x2="9.132cm" svg:y2="9.293cm" draw:start-shape="id14" draw:start-glue-point="0" svg:d="m9125 10250 7-957">
              <text:p/>
            </draw:connector>
            <draw:rect draw:style-name="gr10" draw:text-style-name="P6" draw:layer="layout" svg:width="3cm" svg:height="1cm" svg:x="9cm" svg:y="10.5cm">
              <text:p text:style-name="P3"><text:span text:style-name="T1">Authentication</text:span></text:p>
            </draw:rect>
            <draw:connector draw:style-name="gr11" draw:text-style-name="P6" draw:layer="layout" draw:type="line" svg:x1="2.625cm" svg:y1="13.75cm" svg:x2="7.5cm" svg:y2="11.75cm" draw:start-shape="id15" draw:start-glue-point="0" draw:end-shape="id16" draw:end-glue-point="2" svg:d="m2625 13750 4875-2000">
              <text:p text:style-name="P3"><text:span text:style-name="T1">WS</text:span></text:p>
            </draw:connector>
            <draw:connector draw:style-name="gr11" draw:text-style-name="P6" draw:layer="layout" draw:type="line" svg:x1="6.125cm" svg:y1="13.75cm" svg:x2="7.5cm" svg:y2="11.75cm" draw:start-shape="id17" draw:start-glue-point="0" draw:end-shape="id16" draw:end-glue-point="2" svg:d="m6125 13750 1375-2000">
              <text:p text:style-name="P3"><text:span text:style-name="T1">JDBC</text:span></text:p>
            </draw:connector>
            <draw:connector draw:style-name="gr11" draw:text-style-name="P6" draw:layer="layout" draw:type="line" svg:x1="9.625cm" svg:y1="13.75cm" svg:x2="7.5cm" svg:y2="11.75cm" draw:start-shape="id18" draw:start-glue-point="0" draw:end-shape="id16" draw:end-glue-point="2" svg:d="m9625 13750-2125-2000">
              <text:p text:style-name="P3"><text:span text:style-name="T1">HL7</text:span></text:p>
            </draw:connector>
            <draw:connector draw:style-name="gr11" draw:text-style-name="P6" draw:layer="layout" draw:type="line" svg:x1="12.5cm" svg:y1="13.75cm" svg:x2="7.5cm" svg:y2="11.75cm" draw:start-shape="id19" draw:start-glue-point="0" draw:end-shape="id16" draw:end-glue-point="2" svg:d="m12500 13750-5000-2000">
              <text:p text:style-name="P3"><text:span text:style-name="T1">HL7</text:span></text:p>
            </draw:connector>
          </draw:g>
        </draw:g>
      </draw:page>
      <draw:page draw:name="page3" draw:style-name="dp1" draw:master-page-name="Default">
        <office:forms form:automatic-focus="false" form:apply-design-mode="false"/>
        <draw:frame draw:style-name="gr1" draw:text-style-name="P7" draw:layer="layout" svg:width="25.94cm" svg:height="7.83cm" svg:x="0.999cm" svg:y="1cm">
          <draw:text-box>
            <text:p text:style-name="P1"><text:span text:style-name="T5">Caisi Integrator modular datasource code structure :</text:span></text:p>
            <text:p text:style-name="P1"><text:span text:style-name="T1">The basic Caisi Integrator code structure should allow the co-existence of multiple data source code such that each is well segmented and easily identified and managed (i.e. removed).</text:span></text:p>
            <text:p text:style-name="P1"><text:span text:style-name="T1"/></text:p>
            <text:p text:style-name="P1"><text:span text:style-name="T6">org.oscarehr.caisi_integrator : </text:span><text:span text:style-name="T7">root package</text:span></text:p>
            <text:p text:style-name="P1"><text:span text:style-name="T6"/></text:p>
            <text:p text:style-name="P1"><text:span text:style-name="T6">org.oscarehr.caisi_integrator.utils : </text:span><text:span text:style-name="T8">a package for data source agnostic utilities, these can be used by data source or any code in here.</text:span></text:p>
            <text:p text:style-name="P1"><text:span text:style-name="T6"/></text:p>
            <text:p text:style-name="P1"><text:span text:style-name="T6">org.oscarehr.caisi_integrator.main : </text:span><text:span text:style-name="T8">the package for the integrator itself like the authentication code and or code for data source agnostic data push requests. In general there should be no need for individual data sources to import from here, although that may change when we add event listeners, those may come from here.</text:span></text:p>
            <text:p text:style-name="P1"><text:span text:style-name="T6"/></text:p>
            <text:p text:style-name="P1"><text:span text:style-name="T6">org.oscarehr.caisi_integrator.&lt;data_source&gt; : </text:span><text:span text:style-name="T8">a new package named after each data_source can be used to hold all their own code. As a convention we should follow the basic patterns of “ws” and “dao” package names if required, i.e. </text:span><text:span text:style-name="T6">org.oscarehr.caisi_integrator.hnr.ws, org.oscarehr.caisi_integrator.hnr.dao</text:span><text:span text:style-name="T7">, if those packages are necessary. </text:span></text:p>
            <text:p text:style-name="P1"><text:span text:style-name="T6"/></text:p>
            <text:p text:style-name="P1"><text:span text:style-name="T1">In addition to code there will need to be some common configuration files, i.e. Spring WS configuration. We will follow the same model of splitting each configuration into it's own section. If it gets too unwieldy we may split it into sub configuration files but for now it should be ok. </text:span></text:p>
          </draw:text-box>
        </draw:frame>
      </draw:page>
      <draw:page draw:name="page4" draw:style-name="dp1" draw:master-page-name="Default">
        <office:forms form:automatic-focus="false" form:apply-design-mode="false"/>
        <draw:frame draw:style-name="gr1" draw:text-style-name="P7" draw:layer="layout" svg:width="25.94cm" svg:height="5.69cm" svg:x="0.999cm" svg:y="1cm">
          <draw:text-box>
            <text:p text:style-name="P1"><text:span text:style-name="T5">Caisi Integrator scaleability :</text:span></text:p>
            <text:p text:style-name="P1"><text:span text:style-name="T1">Note that with the given architecture the Caisi Integrator is mot much more than a proxy server. In the event that scalability and or redundancy is required we should be able to scale wide easily.</text:span></text:p>
            <text:p text:style-name="P1"><text:span text:style-name="T1"/></text:p>
            <text:p text:style-name="P1"><text:span text:style-name="T1">This implies the CaisiCache is running on a separate machine, even if it's just the DB on a separate machine should allow this form of scaling.</text:span></text:p>
            <text:p text:style-name="P1"><text:span text:style-name="T1"/></text:p>
            <text:p text:style-name="P1"><text:span text:style-name="T1">Data caching may not be as affective across multiple machine but it should continue to work.</text:span></text:p>
            <text:p text:style-name="P1"><text:span text:style-name="T1"/></text:p>
            <text:p text:style-name="P1"><text:span text:style-name="T1">Message Queuing of data updates may also be slightly out of order but in general should continue to work properly or at least within tolerances. If the out of order queuing becomes a problem, you can add a dedicated queue machine where all CaisiIntegrators write to the same queue, this would put heavily back logged requests into at least a single file order.</text:span></text:p>
            <text:p text:style-name="P1"><text:span text:style-name="T1"/></text:p>
            <text:p text:style-name="P1"><text:span text:style-name="T1">The scalability of the HNR and CaisiCache is not the responsibility of the CaisiIntegrator nor a topic for this document.</text:span></text:p>
          </draw:text-box>
        </draw:frame>
        <draw:g>
          <draw:rect draw:style-name="gr3" draw:text-style-name="P2" draw:layer="layout" svg:width="13.75cm" svg:height="5.5cm" svg:x="1.25cm" svg:y="7.75cm">
            <text:p/>
          </draw:rect>
          <draw:rect draw:style-name="gr4" draw:text-style-name="P4" draw:id="id25" draw:layer="layout" svg:width="2cm" svg:height="0.5cm" svg:x="1.5cm" svg:y="12.5cm">
            <text:p text:style-name="P3"><text:span text:style-name="T1">OscarCaisi</text:span></text:p>
          </draw:rect>
          <draw:rect draw:style-name="gr4" draw:text-style-name="P4" draw:id="id20" draw:layer="layout" svg:width="3.5cm" svg:height="0.5cm" svg:x="2.25cm" svg:y="9.75cm">
            <text:p text:style-name="P3"><text:span text:style-name="T1">CaisiIntegrator</text:span></text:p>
          </draw:rect>
          <draw:rect draw:style-name="gr4" draw:text-style-name="P4" draw:id="id21" draw:layer="layout" svg:width="1.75cm" svg:height="0.5cm" svg:x="2.75cm" svg:y="8cm">
            <text:p text:style-name="P3"><text:span text:style-name="T1">HNR</text:span></text:p>
          </draw:rect>
          <draw:rect draw:style-name="gr4" draw:text-style-name="P4" draw:id="id22" draw:layer="layout" svg:width="2cm" svg:height="0.5cm" svg:x="5.75cm" svg:y="8cm">
            <text:p text:style-name="P3"><text:span text:style-name="T1">Infoway</text:span></text:p>
          </draw:rect>
          <draw:rect draw:style-name="gr4" draw:text-style-name="P4" draw:id="id23" draw:layer="layout" svg:width="1.52cm" svg:height="0.5cm" svg:x="9.25cm" svg:y="8cm">
            <text:p text:style-name="P3"><text:span text:style-name="T1">UHN</text:span></text:p>
          </draw:rect>
          <draw:rect draw:style-name="gr4" draw:text-style-name="P4" draw:id="id24" draw:layer="layout" svg:width="2.54cm" svg:height="0.5cm" svg:x="12.21cm" svg:y="8cm">
            <text:p text:style-name="P3"><text:span text:style-name="T1">CaisiCache</text:span></text:p>
          </draw:rect>
          <draw:rect draw:style-name="gr4" draw:text-style-name="P4" draw:id="id27" draw:layer="layout" svg:width="2cm" svg:height="0.5cm" svg:x="4.5cm" svg:y="12.5cm">
            <text:p text:style-name="P3"><text:span text:style-name="T1">OscarCaisi</text:span></text:p>
          </draw:rect>
          <draw:connector draw:style-name="gr5" draw:text-style-name="P2" draw:layer="layout" draw:type="line" svg:x1="4cm" svg:y1="9.75cm" svg:x2="3.625cm" svg:y2="8.5cm" draw:start-shape="id20" draw:start-glue-point="0" draw:end-shape="id21" draw:end-glue-point="2" svg:d="m4000 9750-375-1250">
            <text:p/>
          </draw:connector>
          <draw:connector draw:style-name="gr5" draw:text-style-name="P2" draw:layer="layout" draw:type="line" svg:x1="4cm" svg:y1="9.75cm" svg:x2="6.75cm" svg:y2="8.5cm" draw:start-shape="id20" draw:start-glue-point="0" draw:end-shape="id22" draw:end-glue-point="2" svg:d="m4000 9750 2750-1250">
            <text:p/>
          </draw:connector>
          <draw:connector draw:style-name="gr5" draw:text-style-name="P2" draw:layer="layout" draw:type="line" svg:x1="4cm" svg:y1="9.75cm" svg:x2="10.01cm" svg:y2="8.5cm" draw:start-shape="id20" draw:start-glue-point="0" draw:end-shape="id23" draw:end-glue-point="2" svg:d="m4000 9750 6010-1250">
            <text:p/>
          </draw:connector>
          <draw:connector draw:style-name="gr5" draw:text-style-name="P2" draw:layer="layout" draw:type="line" svg:x1="4cm" svg:y1="9.75cm" svg:x2="13.48cm" svg:y2="8.5cm" draw:start-shape="id20" draw:start-glue-point="0" draw:end-shape="id24" draw:end-glue-point="2" svg:d="m4000 9750 9480-1250">
            <text:p/>
          </draw:connector>
          <draw:rect draw:style-name="gr4" draw:text-style-name="P4" draw:id="id30" draw:layer="layout" svg:width="3.5cm" svg:height="0.5cm" svg:x="6.5cm" svg:y="9.75cm">
            <text:p text:style-name="P3"><text:span text:style-name="T1">CaisiIntegrator</text:span></text:p>
          </draw:rect>
          <draw:rect draw:style-name="gr4" draw:text-style-name="P4" draw:id="id31" draw:layer="layout" svg:width="3.5cm" svg:height="0.5cm" svg:x="11cm" svg:y="9.75cm">
            <text:p text:style-name="P3"><text:span text:style-name="T1">CaisiIntegrator</text:span></text:p>
          </draw:rect>
          <draw:rect draw:style-name="gr4" draw:text-style-name="P4" draw:id="id28" draw:layer="layout" svg:width="2cm" svg:height="0.5cm" svg:x="7.5cm" svg:y="12.5cm">
            <text:p text:style-name="P3"><text:span text:style-name="T1">OscarCaisi</text:span></text:p>
          </draw:rect>
          <draw:rect draw:style-name="gr4" draw:text-style-name="P4" draw:id="id29" draw:layer="layout" svg:width="2cm" svg:height="0.5cm" svg:x="10.5cm" svg:y="12.5cm">
            <text:p text:style-name="P3"><text:span text:style-name="T1">OscarCaisi</text:span></text:p>
          </draw:rect>
          <draw:rect draw:style-name="gr4" draw:text-style-name="P4" draw:id="id26" draw:layer="layout" svg:width="2.5cm" svg:height="0.5cm" svg:x="6.75cm" svg:y="11cm">
            <text:p text:style-name="P3"><text:span text:style-name="T1">LoadBalancer</text:span></text:p>
          </draw:rect>
          <draw:connector draw:style-name="gr5" draw:text-style-name="P2" draw:layer="layout" draw:type="line" svg:x1="2.5cm" svg:y1="12.5cm" svg:x2="8cm" svg:y2="11.5cm" draw:start-shape="id25" draw:start-glue-point="0" draw:end-shape="id26" draw:end-glue-point="2" svg:d="m2500 12500 5500-1000">
            <text:p/>
          </draw:connector>
          <draw:connector draw:style-name="gr5" draw:text-style-name="P2" draw:layer="layout" draw:type="line" svg:x1="5.5cm" svg:y1="12.5cm" svg:x2="8cm" svg:y2="11.5cm" draw:start-shape="id27" draw:start-glue-point="0" draw:end-shape="id26" draw:end-glue-point="2" svg:d="m5500 12500 2500-1000">
            <text:p/>
          </draw:connector>
          <draw:connector draw:style-name="gr5" draw:text-style-name="P2" draw:layer="layout" draw:type="line" svg:x1="8.5cm" svg:y1="12.5cm" svg:x2="8cm" svg:y2="11.5cm" draw:start-shape="id28" draw:start-glue-point="0" draw:end-shape="id26" draw:end-glue-point="2" svg:d="m8500 12500-500-1000">
            <text:p/>
          </draw:connector>
          <draw:connector draw:style-name="gr5" draw:text-style-name="P2" draw:layer="layout" draw:type="line" svg:x1="11.5cm" svg:y1="12.5cm" svg:x2="8cm" svg:y2="11.5cm" draw:start-shape="id29" draw:start-glue-point="0" draw:end-shape="id26" draw:end-glue-point="2" svg:d="m11500 12500-3500-1000">
            <text:p/>
          </draw:connector>
          <draw:connector draw:style-name="gr5" draw:text-style-name="P2" draw:layer="layout" draw:type="line" svg:x1="8cm" svg:y1="11cm" svg:x2="4cm" svg:y2="10.25cm" draw:start-shape="id26" draw:start-glue-point="0" draw:end-shape="id20" draw:end-glue-point="2" svg:d="m8000 11000-4000-750">
            <text:p/>
          </draw:connector>
          <draw:connector draw:style-name="gr5" draw:text-style-name="P2" draw:layer="layout" draw:type="line" svg:x1="8cm" svg:y1="11cm" svg:x2="8.25cm" svg:y2="10.25cm" draw:start-shape="id26" draw:start-glue-point="0" draw:end-shape="id30" draw:end-glue-point="2" svg:d="m8000 11000 250-750">
            <text:p/>
          </draw:connector>
          <draw:connector draw:style-name="gr5" draw:text-style-name="P2" draw:layer="layout" draw:type="line" svg:x1="8cm" svg:y1="11cm" svg:x2="12.75cm" svg:y2="10.25cm" draw:start-shape="id26" draw:start-glue-point="0" draw:end-shape="id31" draw:end-glue-point="2" svg:d="m8000 11000 4750-750">
            <text:p/>
          </draw:connector>
          <draw:connector draw:style-name="gr5" draw:text-style-name="P2" draw:layer="layout" draw:type="line" svg:x1="8.25cm" svg:y1="9.75cm" svg:x2="3.625cm" svg:y2="8.5cm" draw:start-shape="id30" draw:start-glue-point="0" draw:end-shape="id21" draw:end-glue-point="2" svg:d="m8250 9750-4625-1250">
            <text:p/>
          </draw:connector>
          <draw:connector draw:style-name="gr5" draw:text-style-name="P2" draw:layer="layout" draw:type="line" svg:x1="8.25cm" svg:y1="9.75cm" svg:x2="6.75cm" svg:y2="8.5cm" draw:start-shape="id30" draw:start-glue-point="0" draw:end-shape="id22" draw:end-glue-point="2" svg:d="m8250 9750-1500-1250">
            <text:p/>
          </draw:connector>
          <draw:connector draw:style-name="gr5" draw:text-style-name="P2" draw:layer="layout" draw:type="line" svg:x1="8.25cm" svg:y1="9.75cm" svg:x2="10.01cm" svg:y2="8.5cm" draw:start-shape="id30" draw:start-glue-point="0" draw:end-shape="id23" draw:end-glue-point="2" svg:d="m8250 9750 1760-1250">
            <text:p/>
          </draw:connector>
          <draw:connector draw:style-name="gr5" draw:text-style-name="P2" draw:layer="layout" draw:type="line" svg:x1="8.25cm" svg:y1="9.75cm" svg:x2="13.48cm" svg:y2="8.5cm" draw:start-shape="id30" draw:start-glue-point="0" draw:end-shape="id24" draw:end-glue-point="2" svg:d="m8250 9750 5230-1250">
            <text:p/>
          </draw:connector>
          <draw:connector draw:style-name="gr5" draw:text-style-name="P2" draw:layer="layout" draw:type="line" svg:x1="12.75cm" svg:y1="9.75cm" svg:x2="13.48cm" svg:y2="8.5cm" draw:start-shape="id31" draw:start-glue-point="0" draw:end-shape="id24" draw:end-glue-point="2" svg:d="m12750 9750 730-1250">
            <text:p/>
          </draw:connector>
          <draw:connector draw:style-name="gr5" draw:text-style-name="P2" draw:layer="layout" draw:type="line" svg:x1="12.75cm" svg:y1="9.75cm" svg:x2="10.01cm" svg:y2="8.5cm" draw:start-shape="id31" draw:start-glue-point="0" draw:end-shape="id23" draw:end-glue-point="2" svg:d="m12750 9750-2740-1250">
            <text:p/>
          </draw:connector>
          <draw:connector draw:style-name="gr5" draw:text-style-name="P2" draw:layer="layout" draw:type="line" svg:x1="12.75cm" svg:y1="9.75cm" svg:x2="6.75cm" svg:y2="8.5cm" draw:start-shape="id31" draw:start-glue-point="0" draw:end-shape="id22" draw:end-glue-point="2" svg:d="m12750 9750-6000-1250">
            <text:p/>
          </draw:connector>
          <draw:connector draw:style-name="gr5" draw:text-style-name="P2" draw:layer="layout" draw:type="line" svg:x1="12.75cm" svg:y1="9.75cm" svg:x2="3.625cm" svg:y2="8.5cm" draw:start-shape="id31" draw:start-glue-point="0" draw:end-shape="id21" draw:end-glue-point="2" svg:d="m12750 9750-9125-1250">
            <text:p/>
          </draw:connector>
        </draw:g>
      </draw:page>
      <draw:page draw:name="page5" draw:style-name="dp1" draw:master-page-name="Default">
        <office:forms form:automatic-focus="false" form:apply-design-mode="false"/>
        <draw:frame draw:style-name="gr1" draw:text-style-name="P7" draw:layer="layout" svg:width="25.94cm" svg:height="9.236cm" svg:x="0.999cm" svg:y="1cm">
          <draw:text-box>
            <text:p text:style-name="P1"><text:span text:style-name="T5">Caisi Integrator Logging :</text:span></text:p>
            <text:p text:style-name="P1"><text:span text:style-name="T1">As a general principle every server (not just the caisi integrator) must log who accessed which data.</text:span></text:p>
            <text:p text:style-name="P1"><text:span text:style-name="T1"/></text:p>
            <text:p text:style-name="P1"><text:span text:style-name="T1">With regards to the caisi integrator there is special consideration for data caching and how data access logging should occur.</text:span></text:p>
            <text:p text:style-name="P1"><text:span text:style-name="T1"/></text:p>
            <text:p text:style-name="P1"><text:span text:style-name="T1">Every data source server (or locally embedded code) must do it's own access logging. So as an example in out case the servers HNR, Infoway, UHN, Caisi are all expected to log who retrieves or updates data. So, as an example with the the HNR server, every read/write to the database also incurs a write to the audit logs.</text:span></text:p>
            <text:p text:style-name="P1"><text:span text:style-name="T1"/></text:p>
            <text:p text:style-name="P1"><text:span text:style-name="T1">The Caisi Integrator is not a data source server. It's just a data proxy server. Since it doesn't own any data, it doesn't actually have any responsibility to log any data access because it has no data to access. The exception to this is if caching occurs on the Caisi Integrator, if that's the case then auditable access logs must be kept locally. If the Caisi Integrator doesn't create an auditable access log, it must not cache, and it must pass the request directly to the original data source server. So as an example, if the Caisi Integrator caches HNR data for speed reasons, it must log all cached access as the HNR will no longer receive requests for the data and will therefore not be able to log that type of access. At even a higher level, if the Client caches data returned from the Caisi Integrator, <text:s/>it must also then provide an auditable access log. If the client can not do so (or does not do so) then the client must not cache the data. So in our example the Oscar/Caisi application is currently not able to effectively do auditable access logs; therefore, the oscar/caisi application should not cache (audit required) data returned from the caisi integrator. (Note not all data access is audit required, as an example retrieving another agencies facility name is not covered under these privacy rules for “individuals”.</text:span></text:p>
            <text:p text:style-name="P1"><text:span text:style-name="T1"/></text:p>
            <text:p text:style-name="P1"><text:span text:style-name="T1">Note the above scheme of only caching if you can audit allows you to proxy as many layers deep as you require without breaking privacy auditing rules. So as an example a deeply nested request maybe Caisi → caisi integrator → infoway → ontario ministry, if we didn't want to log, we can pass the responsibility all the way down to infoway and it would be their responsibility to log or continue passing the responsibility to the ontario ministry. Obviously speed maybe affected so caching is prefere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9$Build-9358</meta:generator>
    <meta:creation-date>2008-11-20T12:42:26</meta:creation-date>
    <dc:date>2008-12-24T14:55:53</dc:date>
    <meta:editing-cycles>10</meta:editing-cycles>
    <meta:editing-duration>PT05H19M21S</meta:editing-duration>
    <dc:creator>x x</dc:creator>
    <meta:document-statistic meta:object-count="89"/>
    <meta:user-defined meta:name="Info 1"/>
    <meta:user-defined meta:name="Info 2"/>
    <meta:user-defined meta:name="Info 3"/>
    <meta:user-defined meta:name="Info 4"/>
  </office:meta>
</office:document-meta>
</file>